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9.39mm"/>
    </style:style>
    <style:style style:name="co2" style:family="table-column">
      <style:table-column-properties fo:break-before="auto" style:column-width="80.1mm"/>
    </style:style>
    <style:style style:name="co3" style:family="table-column">
      <style:table-column-properties fo:break-before="auto" style:column-width="184.19mm"/>
    </style:style>
    <style:style style:name="co4" style:family="table-column">
      <style:table-column-properties fo:break-before="auto" style:column-width="115.73mm"/>
    </style:style>
    <style:style style:name="co5" style:family="table-column">
      <style:table-column-properties fo:break-before="auto" style:column-width="20.81mm"/>
    </style:style>
    <style:style style:name="co6" style:family="table-column">
      <style:table-column-properties fo:break-before="auto" style:column-width="20.97mm"/>
    </style:style>
    <style:style style:name="co7" style:family="table-column">
      <style:table-column-properties fo:break-before="auto" style:column-width="44.1mm"/>
    </style:style>
    <style:style style:name="co8" style:family="table-column">
      <style:table-column-properties fo:break-before="auto" style:column-width="71.63mm"/>
    </style:style>
    <style:style style:name="co9" style:family="table-column">
      <style:table-column-properties fo:break-before="auto" style:column-width="85.04mm"/>
    </style:style>
    <style:style style:name="co10" style:family="table-column">
      <style:table-column-properties fo:break-before="auto" style:column-width="74.1mm"/>
    </style:style>
    <style:style style:name="co11" style:family="table-column">
      <style:table-column-properties fo:break-before="auto" style:column-width="64.93mm"/>
    </style:style>
    <style:style style:name="co12" style:family="table-column">
      <style:table-column-properties fo:break-before="auto" style:column-width="63.52mm"/>
    </style:style>
    <style:style style:name="co13" style:family="table-column">
      <style:table-column-properties fo:break-before="auto" style:column-width="74.81mm"/>
    </style:style>
    <style:style style:name="co14" style:family="table-column">
      <style:table-column-properties fo:break-before="auto" style:column-width="51.15mm"/>
    </style:style>
    <style:style style:name="co15" style:family="table-column">
      <style:table-column-properties fo:break-before="auto" style:column-width="82.57mm"/>
    </style:style>
    <style:style style:name="co16" style:family="table-column">
      <style:table-column-properties fo:break-before="auto" style:column-width="39.86mm"/>
    </style:style>
    <style:style style:name="co17" style:family="table-column">
      <style:table-column-properties fo:break-before="auto" style:column-width="36.34mm"/>
    </style:style>
    <style:style style:name="co18" style:family="table-column">
      <style:table-column-properties fo:break-before="auto" style:column-width="58.91mm"/>
    </style:style>
    <style:style style:name="co19" style:family="table-column">
      <style:table-column-properties fo:break-before="auto" style:column-width="84.68mm"/>
    </style:style>
    <style:style style:name="co20" style:family="table-column">
      <style:table-column-properties fo:break-before="auto" style:column-width="76.22mm"/>
    </style:style>
    <style:style style:name="co21" style:family="table-column">
      <style:table-column-properties fo:break-before="auto" style:column-width="65.99mm"/>
    </style:style>
    <style:style style:name="co22" style:family="table-column">
      <style:table-column-properties fo:break-before="auto" style:column-width="82.92mm"/>
    </style:style>
    <style:style style:name="co23" style:family="table-column">
      <style:table-column-properties fo:break-before="auto" style:column-width="67.7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6.46mm" fo:break-before="auto" style:use-optimal-row-height="true"/>
    </style:style>
    <style:style style:name="ro3" style:family="table-row">
      <style:table-row-properties style:row-height="46.57mm" fo:break-before="auto" style:use-optimal-row-height="false"/>
    </style:style>
    <style:style style:name="ro4" style:family="table-row">
      <style:table-row-properties style:row-height="21.17mm" fo:break-before="auto" style:use-optimal-row-height="true"/>
    </style:style>
    <style:style style:name="ro5" style:family="table-row">
      <style:table-row-properties style:row-height="15.88mm" fo:break-before="auto" style:use-optimal-row-height="true"/>
    </style:style>
    <style:style style:name="ro6" style:family="table-row">
      <style:table-row-properties style:row-height="21.17mm" fo:break-before="auto" style:use-optimal-row-height="false"/>
    </style:style>
    <style:style style:name="ro7" style:family="table-row">
      <style:table-row-properties style:row-height="8.47mm" fo:break-before="auto" style:use-optimal-row-height="false"/>
    </style:style>
    <style:style style:name="ro8" style:family="table-row">
      <style:table-row-properties style:row-height="31.75mm" fo:break-before="auto" style:use-optimal-row-height="true"/>
    </style:style>
    <style:style style:name="ro9" style:family="table-row">
      <style:table-row-properties style:row-height="6.09mm" fo:break-before="auto" style:use-optimal-row-height="false"/>
    </style:style>
    <style:style style:name="ta1" style:family="table" style:master-page-name="PageStyle_5f_ДЛя_20_внесения">
      <style:table-properties table:display="true" style:writing-mode="lr-tb"/>
    </style:style>
    <style:style style:name="ta2" style:family="table" style:master-page-name="PageStyle_5f_Второй_20_вариант_20_меню_20__28_2_29_">
      <style:table-properties table:display="true" style:writing-mode="lr-tb"/>
    </style:style>
    <style:style style:name="ta3" style:family="table" style:master-page-name="PageStyle_5f_Второй_20_вариант_20_меню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style:style style:name="ta5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ДЛя внесения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keywords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Главная</text:p>
          </table:table-cell>
          <table:table-cell/>
          <table:table-cell table:style-name="ce2" office:value-type="string" calcext:value-type="string">
            <text:p>Грузопервозки по {incity} и области недеорого. Заказать перевозку груза с грузчиками дешево. </text:p>
          </table:table-cell>
          <table:table-cell table:style-name="ce2" office:value-type="string" calcext:value-type="string">
            <text:p>Грузовые перевозки <text:s/>по {incity} и области от компании «Буряков». Организация перевозок - услуги грузчиков, такелажников, водителей, экспедиторов - низкие цены, свой автопарк, высокое качество грузоперевозок и оперативность. Оформите заказ на сайте или позвоните по телефону {phone}</text:p>
          </table:table-cell>
          <table:table-cell table:style-name="ce3" office:value-type="string" calcext:value-type="string">
            <text:p>Удаляем целиком, в нем нет необходимости и спамить лишний раз не будем</text:p>
          </table:table-cell>
          <table:table-cell table:number-columns-repeated="1019"/>
        </table:table-row>
        <table:table-row table:style-name="ro1">
          <table:table-cell table:style-name="ce1"/>
          <table:table-cell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1" office:value-type="string" calcext:value-type="string">
            <text:p>О компании</text:p>
          </table:table-cell>
          <table:table-cell/>
          <table:table-cell table:style-name="ce2" office:value-type="string" calcext:value-type="string">
            <text:p>О компании "Буряков"</text:p>
          </table:table-cell>
          <table:table-cell table:style-name="ce2" office:value-type="string" calcext:value-type="string">
            <text:p>Вся информация о компании "Буряков"! Грузопервозки по всей России, переезды по {incity} и области недорого. Услуги грузчиков по фиксированным ценам, без доплат за этажи и проносы. Доставка для интернет-магазинов и свой склад временного хранения. Действуют скидки для постоянных клиентов! Оформите заказ на сайте или позвоните по телефону {phone}</text:p>
          </table:table-cell>
          <table:table-cell table:style-name="ce3" office:value-type="string" calcext:value-type="string">
            <text:p>Прошу обратить внимание, что количество страниц/ссылок в итоге изменилось, например, удалена страница с акциями, но добавлена страница с услугами разнорабочих. А страницы "перевозка мебели" и "перевозка вещей" в грузопервозках и в грузчиках - это одни и теже страницы, просто ссылки на эти услуги должны дублироваться в двух раздеалх. 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Отзывы</text:p>
          </table:table-cell>
          <table:table-cell table:style-name="ce2" office:value-type="string" calcext:value-type="string">
            <text:p>Отзывы о компании "Буряков"</text:p>
          </table:table-cell>
          <table:table-cell table:style-name="ce2" office:value-type="string" calcext:value-type="string">
            <text:p>Отзывы о компании "Буряков"! Грузопервозки по всей России, переезды по {incity} и области недорого. Услуги грузчиков по фиксированным ценам, без доплат за этажи и проносы. Доставка для интернет-магазинов и свой склад временного хранения. Действуют скидки для постоянных клиентов! Оформите заказ на сайте или позвоните по телефону {phone}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Вакансии</text:p>
          </table:table-cell>
          <table:table-cell table:style-name="ce2" office:value-type="string" calcext:value-type="string">
            <text:p>Вакансии компании "Буряков"</text:p>
          </table:table-cell>
          <table:table-cell table:style-name="ce2" office:value-type="string" calcext:value-type="string">
            <text:p>Вакансии компании "Буряков"! Грузопервозки по всей России, переезды по {incity} и области недорого. Услуги грузчиков по фиксированным ценам, без доплат за этажи и проносы. Доставка для интернет-магазинов и свой склад временного хранения. Действуют скидки для постоянных клиентов! Оформите заказ на сайте или позвоните по телефону {phone}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" office:value-type="string" calcext:value-type="string">
            <text:p>Грузоперевозки</text:p>
          </table:table-cell>
          <table:table-cell/>
          <table:table-cell table:style-name="ce2" office:value-type="string" calcext:value-type="string">
            <text:p>Грузопервозки газелью по {incity} и области недорого. Заказать газель с грузчиками для перевозки дешево. </text:p>
          </table:table-cell>
          <table:table-cell table:style-name="ce2" office:value-type="string" calcext:value-type="string">
            <text:p>Грузопервозки газелью по {incity} и области от компании «Буряков». Стоимость от 400 рублей. Организация перевозок - услуги грузчиков, такелажников, водителей, экспедиторов - низкие цены, свой автопарк, высокое качество грузоперевозок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возки по России</text:p>
          </table:table-cell>
          <table:table-cell table:style-name="ce2" office:value-type="string" calcext:value-type="string">
            <text:p>Грузоперевозки по России в {incity} дешево. Перевозка вещей и сборных грузов догрузом. </text:p>
          </table:table-cell>
          <table:table-cell table:style-name="ce2" office:value-type="string" calcext:value-type="string">
            <text:p>Грузопервозки по России в {incity} от компании «Буряков» от 9 р/км. <text:s/>Организация перевозок - услуги грузчиков, такелажников, водителей, экспедиторов - низкие цены, свой автопарк, высокое качество грузоперевозок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возки междугородные</text:p>
          </table:table-cell>
          <table:table-cell table:style-name="ce2" office:value-type="string" calcext:value-type="string">
            <text:p>Междугородные грузоперевозки <text:s/>в {incity} . Заказать перевозку межгород газелью недорого. </text:p>
          </table:table-cell>
          <table:table-cell table:style-name="ce2" office:value-type="string" calcext:value-type="string">
            <text:p>Междугородные грузоперевозки в {incity} от компании «Буряков» от 9 р/км. <text:s/>Организация перевозок - услуги грузчиков, такелажников, водителей, экспедиторов - низкие цены, свой автопарк, высокое качество грузоперевозок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возки по области</text:p>
          </table:table-cell>
          <table:table-cell table:style-name="ce2" office:value-type="string" calcext:value-type="string">
            <text:p>Грузоперевозки по области <text:s/>в {incity} . Заказать перевозку вещей газелью недорого. </text:p>
          </table:table-cell>
          <table:table-cell table:style-name="ce2" office:value-type="string" calcext:value-type="string">
            <text:p>Грузоперевозки по области в {incity} от компании «Буряков» от 9 р/км. <text:s/>Организация перевозок - услуги грузчиков, такелажников, водителей, экспедиторов - низкие цены, свой автопарк высокое качество грузоперевозок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возки международные</text:p>
          </table:table-cell>
          <table:table-cell table:style-name="ce2" office:value-type="string" calcext:value-type="string">
            <text:p>Международные грузопервозки в {incity} . Автомобильные международные перевозки недорого. </text:p>
          </table:table-cell>
          <table:table-cell table:style-name="ce2" office:value-type="string" calcext:value-type="string">
            <text:p>Международные перевозки в {incity} от компании «Буряков» дешево. <text:s/>Организация перевозок - услуги грузчиков, такелажников, водителей, экспедиторов - низкие цены, свой автопарк, высокое качество грузоперевозок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возки попутные</text:p>
          </table:table-cell>
          <table:table-cell table:style-name="ce2" office:value-type="string" calcext:value-type="string">
            <text:p>Попутные грузоперевозки по России в {incity}. Попутные перевозки догрузом дешево.</text:p>
          </table:table-cell>
          <table:table-cell table:style-name="ce2" office:value-type="string" calcext:value-type="string">
            <text:p>Попутные грузоперевозки в {incity} от компании «Буряков» от 5 р/км. <text:s/>Организация перевозок - услуги грузчиков, такелажников, водителей, экспедиторов - низкие цены, свой автопарк, высокое качество грузоперевозок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грузовое такси</text:p>
          </table:table-cell>
          <table:table-cell table:style-name="ce2" office:value-type="string" calcext:value-type="string">
            <text:p>Грузовоет такси в {incity}. Заказать грузотакси недорого. </text:p>
          </table:table-cell>
          <table:table-cell table:style-name="ce2" office:value-type="string" calcext:value-type="string">
            <text:p>Грузовое такси в {incity} от компании «Буряков» от 300р/ч. <text:s/>Организация перевозок - услуги грузчиков, такелажников, водителей, экспедиторов - низкие цены, свой автопарк высокое качество, грузоперевозок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перевозка вещей</text:p>
          </table:table-cell>
          <table:table-cell table:style-name="ce2" office:value-type="string" calcext:value-type="string">
            <text:p>Грузоперевозка вещей в {incity}. Перевозка домашних, личных вещей по городу дешево. <text:s/></text:p>
          </table:table-cell>
          <table:table-cell table:style-name="ce2" office:value-type="string" calcext:value-type="string">
            <text:p>Грузоперевозка <text:s/>вещей под ключ в {incity}, области и по России. Организация перевозок - услуги грузчиков, такелажников, водителей, экспедиторов - низкие цены, свой автопарк, высокое качество грузоперевозок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возка мебели</text:p>
          </table:table-cell>
          <table:table-cell table:style-name="ce2" office:value-type="string" calcext:value-type="string">
            <text:p>Перевозка мебели в <text:s/>с грузчиками недорого. Заказать газель для перевозки мебели.</text:p>
          </table:table-cell>
          <table:table-cell table:style-name="ce2" office:value-type="string" calcext:value-type="string">
            <text:p>Грузоперевозка <text:s/>мебели под ключ в {incity}, области и по России. Организация перевозок - услуги грузчиков, такелажников, водителей, экспедиторов - низкие цены, свой автопарк, высокое качество грузоперевозок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возки температурные</text:p>
          </table:table-cell>
          <table:table-cell table:style-name="ce2" office:value-type="string" calcext:value-type="string">
            <text:p>Грузоперевозки рефрижератором в {incity} и по России. Заказать перевозку грузов с температурным режимом.</text:p>
          </table:table-cell>
          <table:table-cell table:style-name="ce2" office:value-type="string" calcext:value-type="string">
            <text:p>Грузоперевозка <text:s/>рефрижератором от компании «Буряков» от 12р/км. Организация перевозок - услуги грузчиков, такелажников, водителей, экспедиторов - низкие цены, свой автопарк, высокое качество грузоперевозок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возки опасных грузов</text:p>
          </table:table-cell>
          <table:table-cell table:style-name="ce2" office:value-type="string" calcext:value-type="string">
            <text:p>Перевозка опасных грузов в {incity}. Заказать грузопервозку опасного груза недорого.</text:p>
          </table:table-cell>
          <table:table-cell table:style-name="ce2" office:value-type="string" calcext:value-type="string">
            <text:p>Грузоперевозка <text:s/>рефрижератором от компании «Буряков» от 15р/км. Организация перевозок - услуги грузчиков, такелажников, водителей, экспедиторов - низкие цены, свой автопарк, высокое качество грузоперевозок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негабаритные перевозки</text:p>
          </table:table-cell>
          <table:table-cell table:style-name="ce2" office:value-type="string" calcext:value-type="string">
            <text:p>Негабаритные перевозки в {incity}. Заказать перевозку крупногабаритных грузов.</text:p>
          </table:table-cell>
          <table:table-cell table:style-name="ce2" office:value-type="string" calcext:value-type="string">
            <text:p>Негабаоритные грузопервозки от компании «Буряков» от 45р/км. Организация перевозок - услуги грузчиков, такелажников, водителей, экспедиторов - низкие цены, свой автопарк, высокое качество грузоперевозок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малогабаритные перевозки</text:p>
          </table:table-cell>
          <table:table-cell table:style-name="ce2" office:value-type="string" calcext:value-type="string">
            <text:p>Малогабаритные перевозки в {incity}. Заказать перевозку крупногабаритных грузов.</text:p>
          </table:table-cell>
          <table:table-cell table:style-name="ce2" office:value-type="string" calcext:value-type="string">
            <text:p>Негабаоритные грузопервозки от компании «Буряков» в {incity} и области. Организация перевозок - услуги грузчиков, такелажников, водителей, экспедиторов - низкие цены, свой автопарк, высокое качество грузоперевозок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доставка для магазинов</text:p>
          </table:table-cell>
          <table:table-cell table:style-name="ce2" office:value-type="string" calcext:value-type="string">
            <text:p>Доставка для магазинов и <text:s/>интернет-магазинов в {incity}</text:p>
          </table:table-cell>
          <table:table-cell table:style-name="ce2" office:value-type="string" calcext:value-type="string">
            <text:p>Доставка для магазинов и <text:s/>интернет-магазинов от компании «Буряков» в {incity} и области. Организация доставки - услуги грузчиков, такелажников, водителей, экспедиторов, свой склад временного хранения. Действуют скидки для постоянных клиентов! Оформите заказ на сайте или позвоните по телефону {phone}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" office:value-type="string" calcext:value-type="string">
            <text:p>Переезды</text:p>
          </table:table-cell>
          <table:table-cell/>
          <table:table-cell table:style-name="ce2" office:value-type="string" calcext:value-type="string">
            <text:p>Переезд в {incity} и по всей Росии. Заказать газель для переезда в {incity}</text:p>
          </table:table-cell>
          <table:table-cell table:style-name="ce2" office:value-type="string" calcext:value-type="string">
            <text:p>Переезд по городу {incity}, области и междугородные переезды от компании «Буряков». <text:s/>Организация переезда - услуги грузчиков, такелажников, водителей, экспедиторов - низкие цены, свой автопарк, высокое качество грузоперевозок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квартирный переезд</text:p>
          </table:table-cell>
          <table:table-cell table:style-name="ce2" office:value-type="string" calcext:value-type="string">
            <text:p>Квартирный переезд в {incity} с грузчиками. Заказать междугородный переезд квартиры под ключ</text:p>
          </table:table-cell>
          <table:table-cell table:style-name="ce2" office:value-type="string" calcext:value-type="string">
            <text:p>Квартирный переезд по городу {incity}, области и междугородные переезды от компании «Буряков». <text:s/>Организация переезда - услуги грузчиков, такелажников, водителей, экспедиторов - низкие цены, свой автопарк, высокое качество грузоперевозок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домашний переезд</text:p>
          </table:table-cell>
          <table:table-cell table:style-name="ce2" office:value-type="string" calcext:value-type="string">
            <text:p>Домашний переезд в {incity} с грузчиками. Заказать домашний переезд под ключ</text:p>
          </table:table-cell>
          <table:table-cell table:style-name="ce2" office:value-type="string" calcext:value-type="string">
            <text:p>Домашний переезд по городу {incity}, области и междугородные переезды от компании «Буряков». <text:s/>Организация переезда - услуги грузчиков, такелажников, водителей, экспедиторов - низкие цены, свой автопарк, высокое качество грузоперевозок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дачный переезд</text:p>
          </table:table-cell>
          <table:table-cell table:style-name="ce2" office:value-type="string" calcext:value-type="string">
            <text:p>Дачный переезд в {incity} с грузчиками. Заказать газель для дачного переезда.</text:p>
          </table:table-cell>
          <table:table-cell table:style-name="ce2" office:value-type="string" calcext:value-type="string">
            <text:p>Дачный переезд по городу {incity}, области и междугородные переезды от компании «Буряков». <text:s/>Организация переезда - услуги грузчиков, такелажников, водителей, экспедиторов - низкие цены, свой автопарк, высокое качество грузоперевозок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переезд военнослужащих</text:p>
          </table:table-cell>
          <table:table-cell table:style-name="ce2" office:value-type="string" calcext:value-type="string">
            <text:p>Переезд военнослужащих в {incity}. Заказать перевозку вещей для военносулажщих</text:p>
          </table:table-cell>
          <table:table-cell table:style-name="ce2" office:value-type="string" calcext:value-type="string">
            <text:p>Переезд военнослужащих от компании «Буряков». <text:s/>Организация переезда - услуги грузчиков, такелажников, водителей, экспедиторов - низкие цены, свой автопарк, высокое качество грузоперевозок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офисный переезд</text:p>
          </table:table-cell>
          <table:table-cell table:style-name="ce2" office:value-type="string" calcext:value-type="string">
            <text:p>Офисный переезд в {incity} с грузчиками. Заказать переезд офиса под ключ</text:p>
          </table:table-cell>
          <table:table-cell table:style-name="ce2" office:value-type="string" calcext:value-type="string">
            <text:p>Офисный переезд от компании «Буряков». <text:s/>Организация переезда - услуги грузчиков, такелажников, водителей, экспедиторов - низкие цены, свой автопарк, высокое качество грузоперевозок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переезд магазина</text:p>
          </table:table-cell>
          <table:table-cell table:style-name="ce2" office:value-type="string" calcext:value-type="string">
            <text:p>Переезд магазина в {incity} с грузчиками. Заказать переезд магазина под ключ</text:p>
          </table:table-cell>
          <table:table-cell table:style-name="ce2" office:value-type="string" calcext:value-type="string">
            <text:p>Переезд магазина от компании «Буряков». <text:s/>Организация переезда - услуги грузчиков, такелажников, водителей, экспедиторов - низкие цены, свой автопарк, высокое качество грузоперевозок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переезд кафе</text:p>
          </table:table-cell>
          <table:table-cell table:style-name="ce2" office:value-type="string" calcext:value-type="string">
            <text:p>Переезд кафе в {incity} с грузчиками. Заказать переезд ректоранапод ключ</text:p>
          </table:table-cell>
          <table:table-cell table:style-name="ce2" office:value-type="string" calcext:value-type="string">
            <text:p>Переезд кафе от компании «Буряков». <text:s/>Организация переезда - услуги грузчиков, такелажников, водителей, экспедиторов - низкие цены, свой автопарк, высокое качество грузоперевозок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переезд склада</text:p>
          </table:table-cell>
          <table:table-cell table:style-name="ce2" office:value-type="string" calcext:value-type="string">
            <text:p>Переезд склада в {incity} с грузчиками. Заказать складской переезд под ключ</text:p>
          </table:table-cell>
          <table:table-cell table:style-name="ce2" office:value-type="string" calcext:value-type="string">
            <text:p>Переезд склада от компании «Буряков». <text:s/>Организация переезда - услуги грузчиков, такелажников, водителей, экспедиторов - низкие цены, свой автопарк, высокое качество грузоперевозок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4">
          <table:table-cell table:style-name="ce1" office:value-type="string" calcext:value-type="string">
            <text:p>Грузчики</text:p>
          </table:table-cell>
          <table:table-cell/>
          <table:table-cell table:style-name="ce2" office:value-type="string" calcext:value-type="string">
            <text:p>Услуги грузчиков в {incity} недорого. Заказать грузчиков с газелью. </text:p>
          </table:table-cell>
          <table:table-cell table:style-name="ce2" office:value-type="string" calcext:value-type="string">
            <text:p>Услуги профессиональных грузчиков-такелажников для переезда от 300 р/ч от компании «Буряков». <text:s/>Организация переездов - низкие цены, свой автопарк, высокое качество грузоперевозок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на час</text:p>
          </table:table-cell>
          <table:table-cell table:style-name="ce2" office:value-type="string" calcext:value-type="string">
            <text:p>Грузчики на час в {incity} недорого. Заказать грузчика на час. </text:p>
          </table:table-cell>
          <table:table-cell table:style-name="ce2" office:value-type="string" calcext:value-type="string">
            <text:p>Услуга грузчик на час от компании «Буряков». <text:s/>Организация переездов - низкие цены, свой автопарк, высокое качество грузоперевозок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погрузка вещей</text:p>
          </table:table-cell>
          <table:table-cell table:style-name="ce2" office:value-type="string" calcext:value-type="string">
            <text:p>Грузоперевозка вещей в {incity}. Перевозка домашних, личных вещей по городу дешево. <text:s/></text:p>
          </table:table-cell>
          <table:table-cell table:style-name="ce2" office:value-type="string" calcext:value-type="string">
            <text:p>Грузоперевозка <text:s/>вещей под ключ в {incity}, области и по России. Организация перевозок - услуги грузчиков, такелажников, водителей, экспедиторов - низкие цены, свой автопарк, высокое качество грузоперевозок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огрузка мебели</text:p>
          </table:table-cell>
          <table:table-cell table:style-name="ce2" office:value-type="string" calcext:value-type="string">
            <text:p>Перевозка мебели в <text:s/>с грузчиками недорого. Заказать газель для перевозки мебели.</text:p>
          </table:table-cell>
          <table:table-cell table:style-name="ce2" office:value-type="string" calcext:value-type="string">
            <text:p>Грузоперевозка <text:s/>мебели под ключ в {incity}, области и по России. Организация перевозок - услуги грузчиков, такелажников, водителей, экспедиторов - низкие цены, свой автопарк, высокое качество грузоперевозок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подъем строй материалов</text:p>
          </table:table-cell>
          <table:table-cell table:style-name="ce2" office:value-type="string" calcext:value-type="string">
            <text:p>Подъем стройматериалов <text:s/>в {incity} недорого</text:p>
          </table:table-cell>
          <table:table-cell table:style-name="ce2" office:value-type="string" calcext:value-type="string">
            <text:p>Подъем стройматериалов <text:s/>в {incity} от компании «Буряков». <text:s/>Организация переездов - низкие цены, свой автопарк, высокое качество грузоперевозок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разгрузка вагонов</text:p>
          </table:table-cell>
          <table:table-cell table:style-name="ce2" office:value-type="string" calcext:value-type="string">
            <text:p>Разгрузка - погрузка вагонов в {incity} недорого</text:p>
          </table:table-cell>
          <table:table-cell table:style-name="ce2" office:value-type="string" calcext:value-type="string">
            <text:p>Разгрузка - погрузка вагонов в {incity} от компании «Буряков». <text:s/>Организация переездов - низкие цены, свой автопарк, высокое качество грузоперевозок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разгрузка контейнеров</text:p>
          </table:table-cell>
          <table:table-cell table:style-name="ce2" office:value-type="string" calcext:value-type="string">
            <text:p>Разгрузка - погрузка контейнеров в {incity} недорого</text:p>
          </table:table-cell>
          <table:table-cell table:style-name="ce2" office:value-type="string" calcext:value-type="string">
            <text:p>Разгрузка - погрузка контейнеров в {incity} от компании «Буряков». <text:s/>Организация переездов - низкие цены, свой автопарк, высокое качество грузоперевозок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разгрузка фур</text:p>
          </table:table-cell>
          <table:table-cell table:style-name="ce2" office:value-type="string" calcext:value-type="string">
            <text:p>Разгрузка - погрузка фу, газелей в {incity} недорого</text:p>
          </table:table-cell>
          <table:table-cell table:style-name="ce2" office:value-type="string" calcext:value-type="string">
            <text:p>Разгрузка - погрузка фу, газелей в {incity} от компании «Буряков». <text:s/>Организация переездов - низкие цены, свой автопарк, высокое качество грузоперевозок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сборка мебели</text:p>
          </table:table-cell>
          <table:table-cell table:style-name="ce2" office:value-type="string" calcext:value-type="string">
            <text:p>Разборка мебели в {incity} недорого. Заказать разборку мебели для переезда. </text:p>
          </table:table-cell>
          <table:table-cell table:style-name="ce2" office:value-type="string" calcext:value-type="string">
            <text:p>Разборка мебели под ключ в {incity}, области и по России с дальнейшей организацией переезда, перевозкой к месту назначения от компании "Буряков". услуги грузчиков, такелажников, водителей, экспедиторов - низкие цены, свой автопарк, высокое качество грузоперевозок и оперативность. Оформите заказ на сайте или позвоните по телефону {phone} 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упаковка</text:p>
          </table:table-cell>
          <table:table-cell table:style-name="ce2" office:value-type="string" calcext:value-type="string">
            <text:p>Упаковка мебели в {incity} недорого. Заказать упаковку мебели для переезда. </text:p>
          </table:table-cell>
          <table:table-cell table:style-name="ce2" office:value-type="string" calcext:value-type="string">
            <text:p>Упаковка мебели в {incity}, области и по России с дальнейшей организацией переезда, перевозкой к месту назначения от компании "Буряков". услуги грузчиков, такелажников, водителей, экспедиторов - низкие цены, свой автопарк, высокое качество грузоперевозок и оперативность. Оформите заказ на сайте или позвоните по телефону {phone} 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такелаж</text:p>
          </table:table-cell>
          <table:table-cell table:style-name="ce2" office:value-type="string" calcext:value-type="string">
            <text:p>Такелажные работы в {incity}, профессиональное оборудование и такелажники.</text:p>
          </table:table-cell>
          <table:table-cell table:style-name="ce2" office:value-type="string" calcext:value-type="string">
            <text:p>Такелажные работы в {incity} от компании «Буряков» от 10р/кг. Организация перевозок - услуги грузчиков, такелажников, водителей, экспедиторов, низкие цены, свой автопарк, высокое качество грузоперевозок и оперативность. Действуют скидки для постоянных клиентов! Оформите заказ на сайте или позвоните по телефону {phone}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возка пианино</text:p>
          </table:table-cell>
          <table:table-cell table:style-name="ce2" office:value-type="string" calcext:value-type="string">
            <text:p>Перевозка пианино в {incity}, профессиональное оборудование и такелажники.</text:p>
          </table:table-cell>
          <table:table-cell table:style-name="ce2" office:value-type="string" calcext:value-type="string">
            <text:p>Перевозка пианино в {incity} от компании «Буряков». Организация перевозок - услуги грузчиков, такелажников, водителей, экспедиторов, низкие цены, свой автопарк, высокое качество грузоперевозок и оперативность. Действуют скидки для постоянных клиентов! Оформите заказ на сайте или позвоните по телефону {phone}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возка сейфа</text:p>
          </table:table-cell>
          <table:table-cell table:style-name="ce2" office:value-type="string" calcext:value-type="string">
            <text:p>Перевозка сейфа в {incity}, профессиональное оборудование и такелажники.</text:p>
          </table:table-cell>
          <table:table-cell table:style-name="ce2" office:value-type="string" calcext:value-type="string">
            <text:p>Перевозка сейфа в {incity} от компании «Буряков». Организация перевозок - услуги грузчиков, такелажников, водителей, экспедиторов, низкие цены, свой автопарк, высокое качество грузоперевозок и оперативность. Действуют скидки для постоянных клиентов! Оформите заказ на сайте или позвоните по телефону {phone}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возка банкомата</text:p>
          </table:table-cell>
          <table:table-cell table:style-name="ce2" office:value-type="string" calcext:value-type="string">
            <text:p>Перевозка банкомата в {incity}, профессиональное оборудование и такелажники.</text:p>
          </table:table-cell>
          <table:table-cell table:style-name="ce2" office:value-type="string" calcext:value-type="string">
            <text:p>Перевозка банкомата в {incity} от компании «Буряков». Организация перевозок - услуги грузчиков, такелажников, водителей, экспедиторов, низкие цены, свой автопарк, высокое качество грузоперевозок и оперативность. Действуют скидки для постоянных клиентов! Оформите заказ на сайте или позвоните по телефону {phone}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возка мед. оборудования</text:p>
          </table:table-cell>
          <table:table-cell table:style-name="ce2" office:value-type="string" calcext:value-type="string">
            <text:p>Перевозка медицинского оборудования в {incity}, профессиональное оборудование и такелажники.</text:p>
          </table:table-cell>
          <table:table-cell table:style-name="ce2" office:value-type="string" calcext:value-type="string">
            <text:p>Перевозка медицинского оборудования в {incity} от компании «Буряков». Организация перевозок - услуги грузчиков, такелажников, водителей, экспедиторов, низкие цены, свой автопарк, высокое качество грузоперевозок и оперативность. Действуют скидки для постоянных клиентов! Оформите заказ на сайте или позвоните по телефону {phone}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перевозка станков</text:p>
          </table:table-cell>
          <table:table-cell table:style-name="ce2" office:value-type="string" calcext:value-type="string">
            <text:p>Перевозка станков в {incity}, профессиональное оборудование и такелажники.</text:p>
          </table:table-cell>
          <table:table-cell table:style-name="ce2" office:value-type="string" calcext:value-type="string">
            <text:p>Перевозка станков в {incity} от компании «Буряков». Организация перевозок - услуги грузчиков, такелажников, водителей, экспедиторов, низкие цены, свой автопарк, высокое качество грузоперевозок и оперативность. Действуют скидки для постоянных клиентов! Оформите заказ на сайте или позвоните по телефону {phone}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вынос строительного мусора</text:p>
          </table:table-cell>
          <table:table-cell table:style-name="ce2" office:value-type="string" calcext:value-type="string">
            <text:p>Вынос строительного мусора в {incity} недорого.</text:p>
          </table:table-cell>
          <table:table-cell table:style-name="ce2" office:value-type="string" calcext:value-type="string">
            <text:p>Вынос строительного мусора от компании «Буряков» <text:s/>- низкие цены, высокое качество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услуги разнорабочих</text:p>
          </table:table-cell>
          <table:table-cell table:style-name="ce2" office:value-type="string" calcext:value-type="string">
            <text:p>Услуги разнорабочих в {incity} недорого. Заказать разнорабочих с инструментом</text:p>
          </table:table-cell>
          <table:table-cell table:style-name="ce2" office:value-type="string" calcext:value-type="string">
            <text:p>Услуги разнорабочих от компании «Буряков». <text:s/>Земельные и садовыке работы, уборка участка, демонтаж <text:s text:c="2"/>- низкие цены, высокое качество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" office:value-type="string" calcext:value-type="string">
            <text:p>Тарифы</text:p>
          </table:table-cell>
          <table:table-cell/>
          <table:table-cell table:style-name="ce2" office:value-type="string" calcext:value-type="string">
            <text:p>Тарифы на грузоперевозки по городу {incity} и России</text:p>
          </table:table-cell>
          <table:table-cell table:style-name="ce2" office:value-type="string" calcext:value-type="string">
            <text:p>Стоимость грузоперевозок и переездов по городу {incity} и России от компании «Буряков». <text:s/>Организация перевозок - услуги грузчиков, такелажников, водителей, экспедиторов - низкие цены, свой автопарк, высокое качество грузоперевозок и оперативность. Оформите заказ на сайте или позвоните по телефону {phone}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1" office:value-type="string" calcext:value-type="string">
            <text:p>Для юр.лиц</text:p>
          </table:table-cell>
          <table:table-cell/>
          <table:table-cell table:style-name="ce2" office:value-type="string" calcext:value-type="string">
            <text:p>Грузоперевозки для юридических лиц в {incity}. Заказать грузоперевозки по городу и России</text:p>
          </table:table-cell>
          <table:table-cell table:style-name="ce2" office:value-type="string" calcext:value-type="string">
            <text:p>Грузоперевозки для юридических лиц от компании «Буряков» в {incity} от 600р. Организация доставки и хранения - услуги грузчиков, такелажников, водителей, экспедиторов, свой склад ответсвенного хранения. Действуют скидки для постоянных клиентов! Оформите заказ на сайте или позвоните по телефону {phone}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экспедирование </text:p>
          </table:table-cell>
          <table:table-cell table:style-name="ce2" office:value-type="string" calcext:value-type="string">
            <text:p>Экспедирование грузов в {incity}. Заказать услуги грузчика экспедитора.</text:p>
          </table:table-cell>
          <table:table-cell table:style-name="ce2" office:value-type="string" calcext:value-type="string">
            <text:p>Экспедиторские услуги от компании «Буряков» в {incity} от 600р. Организация доставки и хранения - услуги грузчиков, такелажников, водителей, экспедиторов, свой склад ответсвенного хранения. Действуют скидки для постоянных клиентов! Оформите заказ на сайте или позвоните по телефону {phone}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фулфилмент</text:p>
          </table:table-cell>
          <table:table-cell table:style-name="ce2" office:value-type="string" calcext:value-type="string">
            <text:p>Фулфилмент для <text:s/>интернет-магазинов в {incity}.</text:p>
          </table:table-cell>
          <table:table-cell table:style-name="ce2" office:value-type="string" calcext:value-type="string">
            <text:p>Фулфилмент для интернет-магазинов от компании «Буряков» в {incity} от 600р. Организация доставки и хранения - услуги грузчиков, такелажников, водителей, экспедиторов, свой склад ответсвенного хранения. Действуют скидки для постоянных клиентов! Оформите заказ на сайте или позвоните по телефону {phone}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склад ответвенного храненния</text:p>
          </table:table-cell>
          <table:table-cell table:style-name="ce2" office:value-type="string" calcext:value-type="string">
            <text:p>Склад ответственного хранения для временного хранения вещей и грузов в <text:s/>{incity}. </text:p>
          </table:table-cell>
          <table:table-cell table:style-name="ce2" office:value-type="string" calcext:value-type="string">
            <text:p>Склад ответственного хранения от компании «Буряков» в {incity} от 25 р/м2. Организация доставки и хранения - услуги грузчиков, такелажников, водителей, экспедиторов. Действуют скидки для постоянных клиентов! Оформите заказ на сайте или позвоните по телефону {phone}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склад временного хранения</text:p>
          </table:table-cell>
          <table:table-cell table:style-name="ce2" office:value-type="string" calcext:value-type="string">
            <text:p>Склад временного хранения вещей и грузов в{incity}</text:p>
          </table:table-cell>
          <table:table-cell table:style-name="ce2" office:value-type="string" calcext:value-type="string">
            <text:p>Склад Временного хранения от компании «Буряков» в {incity} от 25 р/м2. Организация доставки и хранения - услуги грузчиков, такелажников, водителей, экспедиторов. Действуют скидки для постоянных клиентов! Оформите заказ на сайте или позвоните по телефону {phone}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страхование груза</text:p>
          </table:table-cell>
          <table:table-cell table:style-name="ce2" office:value-type="string" calcext:value-type="string">
            <text:p>Страхование грузов при перевозке в {incity}. </text:p>
          </table:table-cell>
          <table:table-cell table:style-name="ce2" office:value-type="string" calcext:value-type="string">
            <text:p>Страхование грузов от компании «Буряков» в {incity} от 1000р. Организация грузоперевозок "подк люч" - услуги грузчиков, такелажников, водителей, экспедиторов. Действуют скидки для постоянных клиентов! Оформите заказ на сайте или позвоните по телефону {phone}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аутсорсинг</text:p>
          </table:table-cell>
          <table:table-cell table:style-name="ce2" office:value-type="string" calcext:value-type="string">
            <text:p>Аутсорсинг для юридических лиц - в {incity}</text:p>
          </table:table-cell>
          <table:table-cell table:style-name="ce2" office:value-type="string" calcext:value-type="string">
            <text:p>Компания "Буряков" оказывает услуги по аутсорсингу персонала для организаций города {incity}. Возможен найм от 1 человека. Действуют скидки для постоянных клиентов! Оформите заказ на сайте или позвоните по телефону {phone}</text:p>
          </table:table-cell>
          <table:table-cell table:number-columns-repeated="1020"/>
        </table:table-row>
        <table:table-row table:style-name="ro7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4">
          <table:table-cell table:style-name="ce1" office:value-type="string" calcext:value-type="string">
            <text:p>Автопарк</text:p>
          </table:table-cell>
          <table:table-cell/>
          <table:table-cell table:style-name="ce2" office:value-type="string" calcext:value-type="string">
            <text:p>Грузовая машина на час недорого для грузоперевозки и переезда по {incity}, области и всей России </text:p>
          </table:table-cell>
          <table:table-cell table:style-name="ce2" office:value-type="string" calcext:value-type="string">
            <text:p>Грузовой автомобиль от компании "Буряков" от 300 р/ч. Организация грузоперевозок "подк люч" - услуги грузчиков, такелажников, водителей, экспедиторов. Действуют скидки для постоянных клиентов! Оформите заказ на сайте или позвоните по телефону {phone}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газели</text:p>
          </table:table-cell>
          <table:table-cell table:style-name="ce2" office:value-type="string" calcext:value-type="string">
            <text:p>Перевозки на газели по {incity} и области. Заказать газель с грузчиками недорого.</text:p>
          </table:table-cell>
          <table:table-cell table:style-name="ce2" office:value-type="string" calcext:value-type="string">
            <text:p>Гаезль для грузоперевозок от компании "Буряков" от 400 р/ч. Организация грузоперевозок "подк люч" - услуги грузчиков, такелажников, водителей, экспедиторов. Действуют скидки для постоянных клиентов! Оформите заказ на сайте или позвоните по телефону {phone}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фуры</text:p>
          </table:table-cell>
          <table:table-cell table:style-name="ce2" office:value-type="string" calcext:value-type="string">
            <text:p>Перевозки на газели в {incity} по России. Заказать газель с грузчиками недорого.</text:p>
          </table:table-cell>
          <table:table-cell table:style-name="ce2" office:value-type="string" calcext:value-type="string">
            <text:p>Грузовой автомобиль от компании "Буряков" от 20 р/км. Организация грузоперевозок "подк люч" - услуги грузчиков, такелажников, водителей, экспедиторов. Действуют скидки для постоянных клиентов! Оформите заказ на сайте или позвоните по телефону {phone}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рефрижераторы</text:p>
          </table:table-cell>
          <table:table-cell table:style-name="ce2" office:value-type="string" calcext:value-type="string">
            <text:p>Перевозки на рефрижераторе в {incity} по России. Заказать рефрижератор с грузчиками недорого.</text:p>
          </table:table-cell>
          <table:table-cell table:style-name="ce2" office:value-type="string" calcext:value-type="string">
            <text:p>Рефрижератор от компании "Буряков" от 12 р/км. Организация грузоперевозок "подк люч" - услуги грузчиков, такелажников, водителей, экспедиторов. Действуют скидки для постоянных клиентов! Оформите заказ на сайте или позвоните по телефону {phone}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Контакты</text:p>
          </table:table-cell>
          <table:table-cell/>
          <table:table-cell table:style-name="ce2" office:value-type="string" calcext:value-type="string">
            <text:p>Контакты компании "Буряков"</text:p>
          </table:table-cell>
          <table:table-cell table:style-name="ce2" office:value-type="string" calcext:value-type="string">
            <text:p>Контакты компании "Буряков"! Грузопервозки по всей России, переезды по {incity} и области недорого. Услуги грузчиков по фиксированным ценам, без доплат за этажи и проносы. Доставка для интернет-магазинов и свой склад временного хранения. Действуют скидки для постоянных клиентов! Оформите заказ на сайте или позвоните по телефону {phone}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8">
          <table:table-cell table:style-name="ce1" office:value-type="string" calcext:value-type="string">
            <text:p>Калькулятор (ссылка в шапке)</text:p>
          </table:table-cell>
          <table:table-cell/>
          <table:table-cell table:style-name="ce2" office:value-type="string" calcext:value-type="string">
            <text:p>Рассчитать стоимость перевозки груза в {incity}, области и по России</text:p>
          </table:table-cell>
          <table:table-cell table:style-name="ce2" office:value-type="string" calcext:value-type="string">
            <text:p>Контакты компании "Буряков"! Грузопервозки по всей России, переезды по {incity} и области недорого. Услуги грузчиков по фиксированным ценам, без доплат за этажи и проносы. Доставка для интернет-магазинов и свой склад временного хранения. Действуют скидки для постоянных клиентов! Оформите заказ на сайте или позвоните по телефону {phone}</text:p>
          </table:table-cell>
          <table:table-cell table:number-columns-repeated="1020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Второй вариант меню (2)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О компании</text:p>
          </table:table-cell>
          <table:table-cell table:style-name="ce1" office:value-type="string" calcext:value-type="string">
            <text:p>Грузоперевозки</text:p>
          </table:table-cell>
          <table:table-cell table:style-name="ce1"/>
          <table:table-cell table:style-name="ce1" office:value-type="string" calcext:value-type="string">
            <text:p>Переезды</text:p>
          </table:table-cell>
          <table:table-cell table:style-name="ce1"/>
          <table:table-cell table:style-name="ce1" office:value-type="string" calcext:value-type="string">
            <text:p>Грузчики</text:p>
          </table:table-cell>
          <table:table-cell table:style-name="ce1"/>
          <table:table-cell table:style-name="ce1" office:value-type="string" calcext:value-type="string">
            <text:p>Тарифы</text:p>
          </table:table-cell>
          <table:table-cell table:style-name="ce1" office:value-type="string" calcext:value-type="string">
            <text:p>Для юр.лиц</text:p>
          </table:table-cell>
          <table:table-cell table:style-name="ce1" office:value-type="string" calcext:value-type="string">
            <text:p>Автопарк</text:p>
          </table:table-cell>
          <table:table-cell table:style-name="ce1" office:value-type="string" calcext:value-type="string">
            <text:p>Контакты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Акции</text:p>
          </table:table-cell>
          <table:table-cell office:value-type="string" calcext:value-type="string">
            <text:p>перевозки по России</text:p>
          </table:table-cell>
          <table:table-cell office:value-type="string" calcext:value-type="string">
            <text:p>грузовое такси</text:p>
          </table:table-cell>
          <table:table-cell office:value-type="string" calcext:value-type="string">
            <text:p>междугородные пеезды</text:p>
          </table:table-cell>
          <table:table-cell office:value-type="string" calcext:value-type="string">
            <text:p>квартирный переезд</text:p>
          </table:table-cell>
          <table:table-cell office:value-type="string" calcext:value-type="string">
            <text:p>на час</text:p>
          </table:table-cell>
          <table:table-cell office:value-type="string" calcext:value-type="string">
            <text:p>такелаж</text:p>
          </table:table-cell>
          <table:table-cell/>
          <table:table-cell office:value-type="string" calcext:value-type="string">
            <text:p>экспедирование </text:p>
          </table:table-cell>
          <table:table-cell office:value-type="string" calcext:value-type="string">
            <text:p>газели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Отзывы</text:p>
          </table:table-cell>
          <table:table-cell office:value-type="string" calcext:value-type="string">
            <text:p>перевозки междугородные</text:p>
          </table:table-cell>
          <table:table-cell office:value-type="string" calcext:value-type="string">
            <text:p>перевозка вещей</text:p>
          </table:table-cell>
          <table:table-cell office:value-type="string" calcext:value-type="string">
            <text:p>переезды по России</text:p>
          </table:table-cell>
          <table:table-cell office:value-type="string" calcext:value-type="string">
            <text:p>домашний переезд</text:p>
          </table:table-cell>
          <table:table-cell office:value-type="string" calcext:value-type="string">
            <text:p>погрузка вещей</text:p>
          </table:table-cell>
          <table:table-cell office:value-type="string" calcext:value-type="string">
            <text:p>перевозка пианино</text:p>
          </table:table-cell>
          <table:table-cell/>
          <table:table-cell office:value-type="string" calcext:value-type="string">
            <text:p>фулфилмент</text:p>
          </table:table-cell>
          <table:table-cell office:value-type="string" calcext:value-type="string">
            <text:p>фуры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Вакансии</text:p>
          </table:table-cell>
          <table:table-cell office:value-type="string" calcext:value-type="string">
            <text:p>перевозки по области</text:p>
          </table:table-cell>
          <table:table-cell office:value-type="string" calcext:value-type="string">
            <text:p>перевозка мебели</text:p>
          </table:table-cell>
          <table:table-cell office:value-type="string" calcext:value-type="string">
            <text:p>переезды по области</text:p>
          </table:table-cell>
          <table:table-cell office:value-type="string" calcext:value-type="string">
            <text:p>дачный переезд</text:p>
          </table:table-cell>
          <table:table-cell office:value-type="string" calcext:value-type="string">
            <text:p>погрузка мебели</text:p>
          </table:table-cell>
          <table:table-cell office:value-type="string" calcext:value-type="string">
            <text:p>перевозка сейфа</text:p>
          </table:table-cell>
          <table:table-cell/>
          <table:table-cell office:value-type="string" calcext:value-type="string">
            <text:p>склад ответвенного храненния</text:p>
          </table:table-cell>
          <table:table-cell office:value-type="string" calcext:value-type="string">
            <text:p>рефрижераторы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перевозки международные</text:p>
          </table:table-cell>
          <table:table-cell office:value-type="string" calcext:value-type="string">
            <text:p>перевозка бытовой техники</text:p>
          </table:table-cell>
          <table:table-cell office:value-type="string" calcext:value-type="string">
            <text:p>склад временного хранения</text:p>
          </table:table-cell>
          <table:table-cell office:value-type="string" calcext:value-type="string">
            <text:p>переезд военнослужащих</text:p>
          </table:table-cell>
          <table:table-cell office:value-type="string" calcext:value-type="string">
            <text:p>подъем строй материалов</text:p>
          </table:table-cell>
          <table:table-cell office:value-type="string" calcext:value-type="string">
            <text:p>перевозка банкомата</text:p>
          </table:table-cell>
          <table:table-cell/>
          <table:table-cell office:value-type="string" calcext:value-type="string">
            <text:p>страхование груза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перевозки попутные</text:p>
          </table:table-cell>
          <table:table-cell office:value-type="string" calcext:value-type="string">
            <text:p>перевозки температурные</text:p>
          </table:table-cell>
          <table:table-cell/>
          <table:table-cell office:value-type="string" calcext:value-type="string">
            <text:p>офисный переезд</text:p>
          </table:table-cell>
          <table:table-cell office:value-type="string" calcext:value-type="string">
            <text:p>разгрузка вагонов</text:p>
          </table:table-cell>
          <table:table-cell office:value-type="string" calcext:value-type="string">
            <text:p>перевозка мед. оборудования</text:p>
          </table:table-cell>
          <table:table-cell/>
          <table:table-cell office:value-type="string" calcext:value-type="string">
            <text:p>аутсорсинг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перевозки догрузом</text:p>
          </table:table-cell>
          <table:table-cell office:value-type="string" calcext:value-type="string">
            <text:p>перевозки опасных грузов</text:p>
          </table:table-cell>
          <table:table-cell/>
          <table:table-cell office:value-type="string" calcext:value-type="string">
            <text:p>переезд магазина</text:p>
          </table:table-cell>
          <table:table-cell office:value-type="string" calcext:value-type="string">
            <text:p>разгрузка контейнеров</text:p>
          </table:table-cell>
          <table:table-cell office:value-type="string" calcext:value-type="string">
            <text:p>перевозка станков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крупногабаритные перевозки</text:p>
          </table:table-cell>
          <table:table-cell/>
          <table:table-cell office:value-type="string" calcext:value-type="string">
            <text:p>переезд кафе</text:p>
          </table:table-cell>
          <table:table-cell office:value-type="string" calcext:value-type="string">
            <text:p>разгрузка фур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доставка для магазинов</text:p>
          </table:table-cell>
          <table:table-cell/>
          <table:table-cell office:value-type="string" calcext:value-type="string">
            <text:p>переезд склада</text:p>
          </table:table-cell>
          <table:table-cell office:value-type="string" calcext:value-type="string">
            <text:p>сборка мебели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упаковка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Второй вариант меню" table:style-name="ta3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014" table:default-cell-style-name="Default"/>
        <table:table-row table:style-name="ro1">
          <table:table-cell table:style-name="ce4" office:value-type="string" calcext:value-type="string">
            <text:p>В шапке</text:p>
          </table:table-cell>
          <table:table-cell office:value-type="string" calcext:value-type="string">
            <text:p>будет находится контактная информация - номера телефонов, кнопка калькулятора, кнопка обратной связи, ссылка на личный кабинет, указание региона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1" table:number-rows-repeated="2">
          <table:table-cell/>
          <table:table-cell table:style-name="ce1"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Основное меню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О компании</text:p>
          </table:table-cell>
          <table:table-cell table:style-name="ce1" office:value-type="string" calcext:value-type="string">
            <text:p>Грузоперевозки</text:p>
          </table:table-cell>
          <table:table-cell table:style-name="ce1"/>
          <table:table-cell table:style-name="ce1" office:value-type="string" calcext:value-type="string">
            <text:p>Переезды</text:p>
          </table:table-cell>
          <table:table-cell table:style-name="ce1"/>
          <table:table-cell table:style-name="ce1" office:value-type="string" calcext:value-type="string">
            <text:p>Грузчики</text:p>
          </table:table-cell>
          <table:table-cell table:style-name="ce1" office:value-type="string" calcext:value-type="string">
            <text:p>Такелаж</text:p>
          </table:table-cell>
          <table:table-cell table:style-name="ce1" office:value-type="string" calcext:value-type="string">
            <text:p>Для юр.лиц</text:p>
          </table:table-cell>
          <table:table-cell table:style-name="ce1" office:value-type="string" calcext:value-type="string">
            <text:p>Автопарк</text:p>
          </table:table-cell>
          <table:table-cell table:style-name="ce1" office:value-type="string" calcext:value-type="string">
            <text:p>Контакты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Акции</text:p>
          </table:table-cell>
          <table:table-cell office:value-type="string" calcext:value-type="string">
            <text:p>перевозки по России</text:p>
          </table:table-cell>
          <table:table-cell office:value-type="string" calcext:value-type="string">
            <text:p>грузовое такси</text:p>
          </table:table-cell>
          <table:table-cell office:value-type="string" calcext:value-type="string">
            <text:p>междугородные пеезды</text:p>
          </table:table-cell>
          <table:table-cell office:value-type="string" calcext:value-type="string">
            <text:p>квартирный переезд</text:p>
          </table:table-cell>
          <table:table-cell office:value-type="string" calcext:value-type="string">
            <text:p>на час</text:p>
          </table:table-cell>
          <table:table-cell office:value-type="string" calcext:value-type="string">
            <text:p>пианино</text:p>
          </table:table-cell>
          <table:table-cell office:value-type="string" calcext:value-type="string">
            <text:p>экспедирование </text:p>
          </table:table-cell>
          <table:table-cell office:value-type="string" calcext:value-type="string">
            <text:p>газели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Отзывы</text:p>
          </table:table-cell>
          <table:table-cell office:value-type="string" calcext:value-type="string">
            <text:p>перевозки междугородные</text:p>
          </table:table-cell>
          <table:table-cell office:value-type="string" calcext:value-type="string">
            <text:p>перевозка вещей</text:p>
          </table:table-cell>
          <table:table-cell office:value-type="string" calcext:value-type="string">
            <text:p>переезды по России</text:p>
          </table:table-cell>
          <table:table-cell office:value-type="string" calcext:value-type="string">
            <text:p>домашний переезд</text:p>
          </table:table-cell>
          <table:table-cell office:value-type="string" calcext:value-type="string">
            <text:p>погрузка вещей</text:p>
          </table:table-cell>
          <table:table-cell office:value-type="string" calcext:value-type="string">
            <text:p>сейф</text:p>
          </table:table-cell>
          <table:table-cell office:value-type="string" calcext:value-type="string">
            <text:p>фулфилмент</text:p>
          </table:table-cell>
          <table:table-cell office:value-type="string" calcext:value-type="string">
            <text:p>фуры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Вакансии</text:p>
          </table:table-cell>
          <table:table-cell office:value-type="string" calcext:value-type="string">
            <text:p>перевозки по области</text:p>
          </table:table-cell>
          <table:table-cell office:value-type="string" calcext:value-type="string">
            <text:p>перевозка мебели</text:p>
          </table:table-cell>
          <table:table-cell office:value-type="string" calcext:value-type="string">
            <text:p>переезды по области</text:p>
          </table:table-cell>
          <table:table-cell office:value-type="string" calcext:value-type="string">
            <text:p>дачный переезд</text:p>
          </table:table-cell>
          <table:table-cell office:value-type="string" calcext:value-type="string">
            <text:p>погрузка мебели</text:p>
          </table:table-cell>
          <table:table-cell office:value-type="string" calcext:value-type="string">
            <text:p>банкомат</text:p>
          </table:table-cell>
          <table:table-cell office:value-type="string" calcext:value-type="string">
            <text:p>склад ответвенного храненния</text:p>
          </table:table-cell>
          <table:table-cell office:value-type="string" calcext:value-type="string">
            <text:p>рефрижераторы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перевозки международные</text:p>
          </table:table-cell>
          <table:table-cell office:value-type="string" calcext:value-type="string">
            <text:p>перевозка бытовой техники</text:p>
          </table:table-cell>
          <table:table-cell office:value-type="string" calcext:value-type="string">
            <text:p>склад временного хранения</text:p>
          </table:table-cell>
          <table:table-cell office:value-type="string" calcext:value-type="string">
            <text:p>переезд военнослужащих</text:p>
          </table:table-cell>
          <table:table-cell office:value-type="string" calcext:value-type="string">
            <text:p>подъем строй материалов</text:p>
          </table:table-cell>
          <table:table-cell office:value-type="string" calcext:value-type="string">
            <text:p>мед. оборудование</text:p>
          </table:table-cell>
          <table:table-cell office:value-type="string" calcext:value-type="string">
            <text:p>страхование груза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перевозки попутные</text:p>
          </table:table-cell>
          <table:table-cell office:value-type="string" calcext:value-type="string">
            <text:p>перевозки температурные</text:p>
          </table:table-cell>
          <table:table-cell/>
          <table:table-cell office:value-type="string" calcext:value-type="string">
            <text:p>офисный переезд</text:p>
          </table:table-cell>
          <table:table-cell office:value-type="string" calcext:value-type="string">
            <text:p>разгрузка вагонов</text:p>
          </table:table-cell>
          <table:table-cell office:value-type="string" calcext:value-type="string">
            <text:p>станки</text:p>
          </table:table-cell>
          <table:table-cell office:value-type="string" calcext:value-type="string">
            <text:p>аутсорсинг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перевозки догрузом</text:p>
          </table:table-cell>
          <table:table-cell office:value-type="string" calcext:value-type="string">
            <text:p>перевозки опасных грузов</text:p>
          </table:table-cell>
          <table:table-cell/>
          <table:table-cell office:value-type="string" calcext:value-type="string">
            <text:p>переезд магазина</text:p>
          </table:table-cell>
          <table:table-cell office:value-type="string" calcext:value-type="string">
            <text:p>разгрузка контейнеров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крупногабаритные перевозки</text:p>
          </table:table-cell>
          <table:table-cell/>
          <table:table-cell office:value-type="string" calcext:value-type="string">
            <text:p>переезд кафе</text:p>
          </table:table-cell>
          <table:table-cell office:value-type="string" calcext:value-type="string">
            <text:p>разгрузка фур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доставка для магазинов</text:p>
          </table:table-cell>
          <table:table-cell/>
          <table:table-cell office:value-type="string" calcext:value-type="string">
            <text:p>переезд склада</text:p>
          </table:table-cell>
          <table:table-cell office:value-type="string" calcext:value-type="string">
            <text:p>сборка мебели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упаковка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" office:value-type="string" calcext:value-type="string">
            <text:p>Меню в футере</text:p>
          </table:table-cell>
          <table:table-cell office:value-type="string" calcext:value-type="string">
            <text:p>Дополнительно в футере контакты будут в развернтуом виде - адрес прописан полностью и телефоны, а так же все виджеты социальных сетей и других каналов связи - почта, WhatsApp и т.д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О компании</text:p>
          </table:table-cell>
          <table:table-cell table:style-name="ce1" office:value-type="string" calcext:value-type="string">
            <text:p>Наши услуги</text:p>
          </table:table-cell>
          <table:table-cell table:style-name="ce1" office:value-type="string" calcext:value-type="string">
            <text:p>Полезное</text:p>
          </table:table-cell>
          <table:table-cell table:style-name="ce1" office:value-type="string" calcext:value-type="string">
            <text:p>Контакты</text:p>
          </table:table-cell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Акции</text:p>
          </table:table-cell>
          <table:table-cell table:style-name="ce5" office:value-type="string" calcext:value-type="string">
            <text:p>Грузоперевозки</text:p>
          </table:table-cell>
          <table:table-cell office:value-type="string" calcext:value-type="string">
            <text:p>FAQ</text:p>
          </table:table-cell>
          <table:table-cell office:value-type="string" calcext:value-type="string">
            <text:p>в развернутом виде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тзывы</text:p>
          </table:table-cell>
          <table:table-cell table:style-name="ce5" office:value-type="string" calcext:value-type="string">
            <text:p>Переезды</text:p>
          </table:table-cell>
          <table:table-cell office:value-type="string" calcext:value-type="string">
            <text:p>Документация</text:p>
          </table:table-cell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Вакансии</text:p>
          </table:table-cell>
          <table:table-cell table:style-name="ce5" office:value-type="string" calcext:value-type="string">
            <text:p>Грузчики</text:p>
          </table:table-cell>
          <table:table-cell office:value-type="string" calcext:value-type="string">
            <text:p>Статьи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Такелаж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Для юр.лиц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Автопарк</text:p>
          </table:table-cell>
          <table:table-cell table:style-name="ce5" table:number-columns-repeated="2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" table:style-name="ta4"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number-columns-repeated="1016" table:default-cell-style-name="Default"/>
        <table:table-row table:style-name="ro1">
          <table:table-cell table:style-name="ce4" office:value-type="string" calcext:value-type="string">
            <text:p>Меню в шапке</text:p>
          </table:table-cell>
          <table:table-cell table:number-columns-repeated="2" office:value-type="string" calcext:value-type="string">
            <text:p>Дополнительно в шапке будет находится контактная информация - номера телефонов, адрес, кнопка обратной связи, ссылка на личный кабинет, вероятно указание региона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О компании</text:p>
          </table:table-cell>
          <table:table-cell table:style-name="ce1" office:value-type="string" calcext:value-type="string">
            <text:p>Калькулятор</text:p>
          </table:table-cell>
          <table:table-cell table:style-name="ce1" office:value-type="string" calcext:value-type="string">
            <text:p>Акции</text:p>
          </table:table-cell>
          <table:table-cell table:style-name="ce1" office:value-type="string" calcext:value-type="string">
            <text:p>FAQ</text:p>
          </table:table-cell>
          <table:table-cell table:style-name="ce1" office:value-type="string" calcext:value-type="string">
            <text:p>Контакты</text:p>
          </table:table-cell>
          <table:table-cell table:number-columns-repeated="1019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4" office:value-type="string" calcext:value-type="string">
            <text:p>Основное меню</text:p>
          </table:table-cell>
          <table:table-cell table:style-name="ce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Грузоперевозки</text:p>
          </table:table-cell>
          <table:table-cell table:style-name="ce1"/>
          <table:table-cell table:style-name="ce1" office:value-type="string" calcext:value-type="string">
            <text:p>Переезды</text:p>
          </table:table-cell>
          <table:table-cell table:style-name="ce1"/>
          <table:table-cell table:style-name="ce1" office:value-type="string" calcext:value-type="string">
            <text:p>Грузчики</text:p>
          </table:table-cell>
          <table:table-cell table:style-name="ce1" office:value-type="string" calcext:value-type="string">
            <text:p>Такелаж</text:p>
          </table:table-cell>
          <table:table-cell table:style-name="ce1" office:value-type="string" calcext:value-type="string">
            <text:p>Для юр.лиц</text:p>
          </table:table-cell>
          <table:table-cell table:style-name="ce1" office:value-type="string" calcext:value-type="string">
            <text:p>Автопарк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перевозки по России</text:p>
          </table:table-cell>
          <table:table-cell office:value-type="string" calcext:value-type="string">
            <text:p>грузовое такси</text:p>
          </table:table-cell>
          <table:table-cell office:value-type="string" calcext:value-type="string">
            <text:p>междугородные пеезды</text:p>
          </table:table-cell>
          <table:table-cell office:value-type="string" calcext:value-type="string">
            <text:p>квартирный переезд</text:p>
          </table:table-cell>
          <table:table-cell office:value-type="string" calcext:value-type="string">
            <text:p>на час</text:p>
          </table:table-cell>
          <table:table-cell office:value-type="string" calcext:value-type="string">
            <text:p>пианино</text:p>
          </table:table-cell>
          <table:table-cell office:value-type="string" calcext:value-type="string">
            <text:p>экспедирование </text:p>
          </table:table-cell>
          <table:table-cell office:value-type="string" calcext:value-type="string">
            <text:p>газели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перевозки междугородные</text:p>
          </table:table-cell>
          <table:table-cell office:value-type="string" calcext:value-type="string">
            <text:p>перевозка вещей</text:p>
          </table:table-cell>
          <table:table-cell office:value-type="string" calcext:value-type="string">
            <text:p>переезды по России</text:p>
          </table:table-cell>
          <table:table-cell office:value-type="string" calcext:value-type="string">
            <text:p>домашний переезд</text:p>
          </table:table-cell>
          <table:table-cell office:value-type="string" calcext:value-type="string">
            <text:p>погрузка вещей</text:p>
          </table:table-cell>
          <table:table-cell office:value-type="string" calcext:value-type="string">
            <text:p>сейф</text:p>
          </table:table-cell>
          <table:table-cell office:value-type="string" calcext:value-type="string">
            <text:p>фулфилмент</text:p>
          </table:table-cell>
          <table:table-cell office:value-type="string" calcext:value-type="string">
            <text:p>фуры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перевозки по области</text:p>
          </table:table-cell>
          <table:table-cell office:value-type="string" calcext:value-type="string">
            <text:p>перевозка мебели</text:p>
          </table:table-cell>
          <table:table-cell office:value-type="string" calcext:value-type="string">
            <text:p>переезды по области</text:p>
          </table:table-cell>
          <table:table-cell office:value-type="string" calcext:value-type="string">
            <text:p>дачный переезд</text:p>
          </table:table-cell>
          <table:table-cell office:value-type="string" calcext:value-type="string">
            <text:p>погрузка мебели</text:p>
          </table:table-cell>
          <table:table-cell office:value-type="string" calcext:value-type="string">
            <text:p>банкомат</text:p>
          </table:table-cell>
          <table:table-cell office:value-type="string" calcext:value-type="string">
            <text:p>склад ответвенного храненния</text:p>
          </table:table-cell>
          <table:table-cell office:value-type="string" calcext:value-type="string">
            <text:p>рефрижераторы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перевозки международные</text:p>
          </table:table-cell>
          <table:table-cell office:value-type="string" calcext:value-type="string">
            <text:p>перевозка бытовой техники</text:p>
          </table:table-cell>
          <table:table-cell/>
          <table:table-cell office:value-type="string" calcext:value-type="string">
            <text:p>переезд военнослужащих</text:p>
          </table:table-cell>
          <table:table-cell office:value-type="string" calcext:value-type="string">
            <text:p>подъем строй материалов</text:p>
          </table:table-cell>
          <table:table-cell office:value-type="string" calcext:value-type="string">
            <text:p>мед. оборудование</text:p>
          </table:table-cell>
          <table:table-cell office:value-type="string" calcext:value-type="string">
            <text:p>страхование груз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перевозки попутные</text:p>
          </table:table-cell>
          <table:table-cell office:value-type="string" calcext:value-type="string">
            <text:p>перевозки температурные</text:p>
          </table:table-cell>
          <table:table-cell/>
          <table:table-cell office:value-type="string" calcext:value-type="string">
            <text:p>офисный переезд</text:p>
          </table:table-cell>
          <table:table-cell office:value-type="string" calcext:value-type="string">
            <text:p>разгрузка вагонов</text:p>
          </table:table-cell>
          <table:table-cell office:value-type="string" calcext:value-type="string">
            <text:p>станки</text:p>
          </table:table-cell>
          <table:table-cell office:value-type="string" calcext:value-type="string">
            <text:p>аутсорсинг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перевозки догрузом</text:p>
          </table:table-cell>
          <table:table-cell office:value-type="string" calcext:value-type="string">
            <text:p>перевозки опасных грузов</text:p>
          </table:table-cell>
          <table:table-cell/>
          <table:table-cell office:value-type="string" calcext:value-type="string">
            <text:p>переезд магазина</text:p>
          </table:table-cell>
          <table:table-cell office:value-type="string" calcext:value-type="string">
            <text:p>разгрузка контейнеров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рупногабаритные перевозки</text:p>
          </table:table-cell>
          <table:table-cell/>
          <table:table-cell office:value-type="string" calcext:value-type="string">
            <text:p>переезд кафе</text:p>
          </table:table-cell>
          <table:table-cell office:value-type="string" calcext:value-type="string">
            <text:p>разгрузка фур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 для магазинов</text:p>
          </table:table-cell>
          <table:table-cell/>
          <table:table-cell office:value-type="string" calcext:value-type="string">
            <text:p>переезд склада</text:p>
          </table:table-cell>
          <table:table-cell office:value-type="string" calcext:value-type="string">
            <text:p>сборка мебели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упаковка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Меню в футере</text:p>
          </table:table-cell>
          <table:table-cell office:value-type="string" calcext:value-type="string">
            <text:p>Дополнительно в футере контакты будут в развернтуом виде - адрес прописан полностью и телефоны, а так же все виджеты социальных сетей и других каналов связи - почта, WhatsApp и т.д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О компании</text:p>
          </table:table-cell>
          <table:table-cell table:style-name="ce1" office:value-type="string" calcext:value-type="string">
            <text:p>Наши услуги</text:p>
          </table:table-cell>
          <table:table-cell table:style-name="ce1" office:value-type="string" calcext:value-type="string">
            <text:p>Полезное</text:p>
          </table:table-cell>
          <table:table-cell table:number-columns-repeated="2" table:style-name="ce1" office:value-type="string" calcext:value-type="string">
            <text:p>Контакты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Отзывы</text:p>
          </table:table-cell>
          <table:table-cell table:style-name="ce5" office:value-type="string" calcext:value-type="string">
            <text:p>Грузоперевозки</text:p>
          </table:table-cell>
          <table:table-cell office:value-type="string" calcext:value-type="string">
            <text:p>FAQ</text:p>
          </table:table-cell>
          <table:table-cell table:number-columns-repeated="2" office:value-type="string" calcext:value-type="string">
            <text:p>в развернутом виде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Вакансии</text:p>
          </table:table-cell>
          <table:table-cell table:style-name="ce5" office:value-type="string" calcext:value-type="string">
            <text:p>Переезды</text:p>
          </table:table-cell>
          <table:table-cell office:value-type="string" calcext:value-type="string">
            <text:p>Документация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Грузчики</text:p>
          </table:table-cell>
          <table:table-cell office:value-type="string" calcext:value-type="string">
            <text:p>Статьи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Такелаж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Для юр.лиц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Автопарк</text:p>
          </table:table-cell>
          <table:table-cell table:style-name="ce5" table:number-columns-repeated="2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5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Второй_20_вариант_20_меню" style:display-name="PageStyle_Второй вариант меню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Второй_20_вариант_20_меню_20__28_2_29_" style:display-name="PageStyle_Второй вариант меню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ДЛя_20_внесения" style:display-name="PageStyle_ДЛя внесения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gist</meta:initial-creator>
    <dc:creator>Logist</dc:creator>
    <meta:creation-date>2020-02-20T06:45:55</meta:creation-date>
    <dc:date>2020-02-20T07:33:06</dc:date>
    <meta:editing-duration>PT5M</meta:editing-duration>
    <meta:generator>LibreOffice/6.0.7.3$Linux_X86_64 LibreOffice_project/00m0$Build-3</meta:generator>
    <meta:document-statistic meta:table-count="5" meta:cell-count="40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